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05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2">
            <text:p>Écran JSP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Traitement RDG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Requête lecture Oracle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Requête écriture Oracle 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Impression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aramètrag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Utilisateurs de l'applicati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Système d'authentific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age d'accueil administrateu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age d'accueil gestionnaire bateau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 d'accueil gestionnaire sites esca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estionnaire de 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Propriétaires de 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Catégories de 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Tarifs des redevance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rais de dossier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Types de 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estionnaires de sites d'esca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ite d'esca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aramétr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binaison de bateaux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lanning Initial</text:p>
          </table:table-cell>
          <table:covered-table-cell table:number-columns-repeated="2"/>
          <table:table-cell table:number-columns-repeated="9"/>
          <table:table-cell table:style-name="Default"/>
          <table:table-cell table:number-columns-repeated="10"/>
          <table:table-cell office:value-type="string" calcext:value-type="string">
            <text:p>Pas d'authentifacation car réalisée avec les paramétrages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tifications</text:p>
          </table:table-cell>
          <table:covered-table-cell table:style-name="ce3"/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election d'un bateau</text:p>
          </table:table-cell>
          <table:covered-table-cell table:style-name="ce3"/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aisie des escales</text:p>
          </table:table-cell>
          <table:covered-table-cell table:style-name="ce3"/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Présentation du plannin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edevances prévisionnelles</text:p>
          </table:table-cell>
          <table:covered-table-cell table:style-name="ce3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el du planning</text:p>
          </table:table-cell>
          <table:covered-table-cell/>
          <table:table-cell table:number-columns-repeated="9"/>
          <table:table-cell table:style-name="Default"/>
          <table:table-cell table:number-columns-repeated="10"/>
          <table:table-cell office:value-type="string" calcext:value-type="string">
            <text:p>Ceci comprend l'envoit de mail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Etats prévisionnel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ésolution des confli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 calcext:value-type="string" table:number-columns-spanned="2" table:number-rows-spanned="1">
            <text:p>Niveau 1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Décalage court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lestage proch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iveau 2 / 3</text:p>
          </table:table-cell>
          <table:covered-table-cell table:style-name="ce3"/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Décalage long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Délestage lointain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Modification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Annulation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tifications</text:p>
          </table:table-cell>
          <table:covered-table-cell table:style-name="ce3"/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odification de capacié des site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Modification d'escales des bateau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edevances défénitiv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el du plan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États définitif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Fonction d'archivage et d'historisation</text:p>
          </table:table-cell>
          <table:covered-table-cell table:style-name="ce3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Historique des évolutions des escales</text:p>
          </table:table-cell>
          <table:covered-table-cell/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08T20:02:19.626002172</dc:date>
    <dc:creator>Ferlicot Cyril</dc:creator>
    <meta:editing-duration>PT27M27S</meta:editing-duration>
    <meta:editing-cycles>2</meta:editing-cycles>
    <meta:generator>LibreOffice/4.3.3.2$Linux_X86_64 LibreOffice_project/430m0$Build-2</meta:generator>
    <meta:document-statistic meta:table-count="1" meta:cell-count="66" meta:object-count="0"/>
  </office:meta>
</office:document-meta>
</file>